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AR BERKLEY" svg:font-family="'AR BERKLEY'"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2pt" style:font-size-asian="12pt" style:font-size-complex="12pt"/>
    </style:style>
    <style:style style:name="P2" style:family="paragraph" style:parent-style-name="Preformatted_20_Text">
      <style:text-properties style:font-name="Arial" fo:font-size="12pt" style:font-size-asian="12pt" style:font-size-complex="12pt"/>
    </style:style>
    <style:style style:name="P3" style:family="paragraph" style:parent-style-name="Preformatted_20_Text">
      <style:text-properties style:font-name="Arial" fo:font-size="12pt" fo:font-weight="bold" style:font-size-asian="12pt" style:font-weight-asian="bold" style:font-size-complex="12pt" style:font-weight-complex="bold"/>
    </style:style>
    <style:style style:name="P4" style:family="paragraph" style:parent-style-name="Preformatted_20_Text">
      <style:text-properties style:font-name="Arial" fo:font-size="12pt" fo:font-weight="normal" style:font-size-asian="12pt" style:font-weight-asian="normal" style:font-size-complex="12pt" style:font-weight-complex="normal"/>
    </style:style>
    <style:style style:name="P5" style:family="paragraph" style:parent-style-name="Preformatted_20_Text">
      <style:paragraph-properties fo:margin-top="0cm" fo:margin-bottom="0.499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size="12pt" fo:font-weight="normal" style:font-size-asian="12pt" style:font-weight-asian="normal" style:font-size-complex="12pt" style:font-weight-complex="normal"/>
    </style:style>
    <style:style style:name="T4" style:family="text">
      <style:text-properties style:font-name="Arial" fo:font-size="12pt" fo:font-weight="bold" style:font-size-asian="12pt" style:font-weight-asian="bold" style:font-size-complex="12pt" style:font-weight-complex="bold"/>
    </style:style>
    <style:style style:name="T5" style:family="text">
      <style:text-properties style:font-name="Arial"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 utilise la balise <text:span text:style-name="T1">&lt;form&gt; </text:span><text:span text:style-name="T2">qui contient deux attributs très important: </text:span></text:p>
      <text:p text:style-name="P1"><text:span text:style-name="T2"/></text:p>
      <text:p text:style-name="P1"><text:span text:style-name="T1">method</text:span><text:span text:style-name="T2">: get qui sert à envoyer des informations via l'url mais qui ne peux comporté que peu de <text:tab/>caractéres.</text:span></text:p>
      <text:p text:style-name="P1"><text:span text:style-name="T2"><text:tab/>post: les visiteurs ne verront pas les informations dans l'url cependant les données doivent <text:tab/>aussi être sécurisée par des conditions. Cette méthode permet de stocké autant de caractére <text:tab/>que l'on veut </text:span></text:p>
      <text:p text:style-name="P1"><text:span text:style-name="T2"/></text:p>
      <text:p text:style-name="P1"><text:span text:style-name="T1">action</text:span><text:span text:style-name="T2">: définit la cible (page) appelée par le formulaire. C'est la page qui traitera les données reçues.</text:span></text:p>
      <text:p text:style-name="P1"><text:span text:style-name="T2"/></text:p>
      <text:p text:style-name="P1"><text:span text:style-name="T2">On travaille sur deux page différente, une qui contient le formulaire et une qui reçoit les données du formulaire et les traite.</text:span></text:p>
      <text:p text:style-name="P1"><text:span text:style-name="T2"/></text:p>
      <text:p text:style-name="Preformatted_20_Text"><text:bookmark text:name="r-2173976"/><text:span text:style-name="Source_20_Text"><text:span text:style-name="T3">&lt;input type="text" /&gt; formulaire de base . Utiliser le type="password" pour cacher le texte écrit par le visiteur.</text:span></text:span></text:p>
      <text:p text:style-name="Preformatted_20_Text"><text:span text:style-name="Source_20_Text"><text:span text:style-name="T3">Les deux attributs de cette balise sont : </text:span></text:span><text:span text:style-name="Source_20_Text"><text:span text:style-name="T4">name</text:span></text:span><text:span text:style-name="Source_20_Text"><text:span text:style-name="T3"> qui définira le nom de la balise à utiliser si l'on veut lui attribuer une variable. </text:span></text:span></text:p>
      <text:p text:style-name="Preformatted_20_Text"><text:span text:style-name="Source_20_Text"><text:span text:style-name="T4">Value</text:span></text:span><text:span text:style-name="Source_20_Text"><text:span text:style-name="T3"> qui écrira une valeur par défaut dans la balise.</text:span></text:span></text:p>
      <text:p text:style-name="Preformatted_20_Text"><text:span text:style-name="Source_20_Text"><text:span text:style-name="T3"/></text:span></text:p>
      <text:p text:style-name="Preformatted_20_Text"><text:span text:style-name="Source_20_Text"><text:span text:style-name="T7">&lt;input type="submit" /&gt;</text:span></text:span><text:span text:style-name="Source_20_Text"><text:span text:style-name="T4"> : </text:span></text:span><text:span text:style-name="Source_20_Text"><text:span text:style-name="T3">Crée le bouton qui permet de transférer les informations.</text:span></text:span></text:p>
      <text:p text:style-name="Preformatted_20_Text"><text:span text:style-name="Source_20_Text"><text:span text:style-name="T3"/></text:span></text:p>
      <text:p text:style-name="Preformatted_20_Text"><text:span text:style-name="Source_20_Text"><text:span text:style-name="T3">Les informations sont stockées dans un array $_POST</text:span></text:span></text:p>
      <text:p text:style-name="Preformatted_20_Text"><text:span text:style-name="Source_20_Text"><text:span text:style-name="T3"/></text:span></text:p>
      <text:p text:style-name="Preformatted_20_Text"><text:span text:style-name="Source_20_Text"><text:span text:style-name="T4">Les zones de texte</text:span></text:span><text:span text:style-name="Source_20_Text"><text:span text:style-name="T3"> sont des formulaires utilisé avec la balise &lt;textarea&gt; row et cols permettent de modifier la taille de la boîte de texte. Et le message est lui cette fois écrit entre la balise et non pas avec une value</text:span></text:span></text:p>
      <text:p text:style-name="Preformatted_20_Text"><text:span text:style-name="Source_20_Text"><text:span text:style-name="T3"/></text:span></text:p>
      <text:p text:style-name="Preformatted_20_Text"><text:span text:style-name="Source_20_Text"><text:span text:style-name="T4">Les liste déroulantes</text:span></text:span><text:span text:style-name="Source_20_Text"><text:span text:style-name="T3"> : </text:span></text:span><text:bookmark text:name="r-2174014"/><text:span text:style-name="Source_20_Text"><text:span text:style-name="T6">&lt;select name="choix"&gt;</text:span></text:span></text:p>
      <text:p text:style-name="P5"><text:bookmark text:name="r-21740141"/><text:span text:style-name="Source_20_Text"><text:s text:c="4"/><text:tab/><text:tab/><text:tab/><text:tab/>&lt;option value="choix1"&gt;Choix 1&lt;/option&gt;</text:span></text:p>
      <text:p text:style-name="P5"><text:bookmark text:name="r-21740142"/><text:span text:style-name="Source_20_Text"><text:s text:c="4"/><text:tab/><text:tab/><text:tab/><text:tab/>&lt;option value="choix2"&gt;Choix 2&lt;/option&gt;</text:span></text:p>
      <text:p text:style-name="P5"><text:bookmark text:name="r-21740143"/><text:span text:style-name="Source_20_Text"><text:s text:c="4"/><text:tab/><text:tab/><text:tab/><text:tab/>&lt;option value="choix3"&gt;Choix 3&lt;/option&gt;</text:span></text:p>
      <text:p text:style-name="P5"><text:bookmark text:name="r-21740144"/><text:span text:style-name="Source_20_Text"><text:s text:c="4"/><text:tab/><text:tab/><text:tab/><text:tab/>&lt;option value="choix4"&gt;Choix 4&lt;/option&gt;</text:span></text:p>
      <text:p text:style-name="P5"><text:bookmark text:name="r-21740145"/><text:span text:style-name="Source_20_Text"><text:tab/><text:tab/><text:tab/><text:tab/>&lt;/select&gt;</text:span></text:p>
      <text:p text:style-name="Preformatted_20_Text"><text:span text:style-name="Source_20_Text"><text:span text:style-name="T3">L'attribut </text:span></text:span><text:span text:style-name="Source_20_Text"><text:span text:style-name="T6">selected="selected"</text:span></text:span><text:span text:style-name="Source_20_Text"><text:span text:style-name="T3"> <text:s text:c="2"/>dans une case option permet de définir la valeur par défaut d'une liste.</text:span></text:span></text:p>
      <text:p text:style-name="Preformatted_20_Text"><text:span text:style-name="Source_20_Text"><text:span text:style-name="T3"/></text:span></text:p>
      <text:p text:style-name="Preformatted_20_Text"><text:span text:style-name="Source_20_Text"><text:span text:style-name="T4">Les cases à cocher:</text:span></text:span></text:p>
      <text:p text:style-name="Preformatted_20_Text"><text:span text:style-name="Source_20_Text"><text:span text:style-name="T3"/></text:span></text:p>
      <text:p text:style-name="Preformatted_20_Text"><text:span text:style-name="Source_20_Text"><text:span text:style-name="T3">&lt;input type="checkbox" name="case" id"case/&gt;&lt;lable for="case"&gt;Ma case à cocher&lt;/label&gt;</text:span></text:span></text:p>
      <text:p text:style-name="Preformatted_20_Text"><text:span text:style-name="Source_20_Text"><text:span text:style-name="T3">L'attribut label permet de lié le name et la partie écrite visible, ce qui permet de cocher une </text:span></text:span></text:p>
      <text:p text:style-name="Preformatted_20_Text"><text:span text:style-name="Source_20_Text"><text:span text:style-name="T3">case également en cliquant sur le libéllé.</text:span></text:span></text:p>
      <text:p text:style-name="Preformatted_20_Text"><text:span text:style-name="Source_20_Text"><text:span text:style-name="T3"/></text:span></text:p>
      <text:p text:style-name="Preformatted_20_Text"><text:span text:style-name="Source_20_Text"><text:span text:style-name="T3"/></text:span></text:p>
      <text:p text:style-name="Preformatted_20_Text"><text:span text:style-name="Source_20_Text"><text:span text:style-name="T3"/></text:span></text:p>
      <text:p text:style-name="Preformatted_20_Text"><text:span text:style-name="Source_20_Text"><text:span text:style-name="T3"/></text:span></text:p>
      <text:p text:style-name="Preformatted_20_Text"><text:span text:style-name="Source_20_Text"><text:span text:style-name="T3"/></text:span></text:p>
      <text:p text:style-name="Preformatted_20_Text"><text:soft-page-break/><text:span text:style-name="Source_20_Text"><text:span text:style-name="T4">Les boutons d'option</text:span></text:span></text:p>
      <text:p text:style-name="Preformatted_20_Text"><text:span text:style-name="Source_20_Text"><text:span text:style-name="T3"/></text:span></text:p>
      <text:p text:style-name="P2"><text:span text:style-name="T2">Ils fonctionnent par groupe de deux minimum.</text:span></text:p>
      <text:p text:style-name="P2"><text:span text:style-name="T2"/></text:p>
      <text:p text:style-name="P2"><text:span text:style-name="T2">Aimez-vous les frites ?</text:span></text:p>
      <text:p text:style-name="P2"><text:span text:style-name="T2">&lt;input type="</text:span><text:span text:style-name="T1">radio</text:span><text:span text:style-name="T2">" name="frites" value="oui" id="oui" checked="checked" /&gt; &lt;label for="oui"&gt;Oui&lt;/label&gt;</text:span></text:p>
      <text:p text:style-name="P2"><text:span text:style-name="T2">&lt;input type="radio" name="frites" value="non" id="non" /&gt; &lt;label for="non"&gt;Non&lt;/label&gt;</text:span></text:p>
      <text:p text:style-name="P2"><text:span text:style-name="T2"/></text:p>
      <text:p text:style-name="P2"><text:span text:style-name="T2">Tout les name d'un même groupe doivent être le même pour que le navigateur puisse gérer l'ensemble du groupe et ne pas permettre de tout cocher en même temps (oui et non par exemple).</text:span></text:p>
      <text:p text:style-name="P2"><text:span text:style-name="T2"/></text:p>
      <text:p text:style-name="P2"><text:span text:style-name="T2">L'attribut checked="checked" permet de précocher un bouton.</text:span></text:p>
      <text:p text:style-name="P2"><text:span text:style-name="T2">La value du bouton d'option est très importante car elle définira la valeur de la variable.:</text:span></text:p>
      <text:p text:style-name="P2"><text:span text:style-name="T2"/></text:p>
      <text:p text:style-name="P3">Les champs cachés :</text:p>
      <text:p text:style-name="P3"/>
      <text:p text:style-name="P3"><text:bookmark text:name="r-2174050"/><text:span text:style-name="Source_20_Text">&lt;input type="hidden" name="pseudo" value="Mateo21" /&gt;</text:span></text:p>
      <text:p text:style-name="P4"/>
      <text:p text:style-name="P4">Ne jamais oublier qu'un visiteur pour voir un champ caché en fouillant le code source de la page.</text:p>
      <text:p text:style-name="P4"/>
      <text:p text:style-name="P4"/>
      <text:p text:style-name="P3">Sécurité:</text:p>
      <text:p text:style-name="P4"/>
      <text:p text:style-name="P4">Les formulaires ont des failles de sécurité tout autant que les url.</text:p>
      <text:p text:style-name="P4">Par exemple les formats de dates</text:p>
      <text:p text:style-name="P4">Un utilisateur malveillant pourra par exemple créer lui même un formulaire et le redirigé sur notre page cible, pouvant ainsi modifié les champs à sa guise.</text:p>
      <text:p text:style-name="P4"/>
      <text:p text:style-name="P3">La faille XSS</text:p>
      <text:p text:style-name="P3"/>
      <text:p text:style-name="P4">Consiste à injecter du javascript dans les formulaires afin que tout les visiteurs voient un message par exemple , mais peut aussi servir à voler les cookies et mots de passe.</text:p>
      <text:p text:style-name="P4"/>
      <text:p text:style-name="Preformatted_20_Text"><text:span text:style-name="T3">Pour éviter ce problème, il faut échapper le code HTML ( afin que les balises s'affiche et ne s'execute pas) en utilisant la fonction </text:span><text:span text:style-name="Source_20_Text">htmlspecialchars</text:span> .</text:p>
      <text:p text:style-name="Preformatted_20_Text"/>
      <text:p text:style-name="Preformatted_20_Text">&lt;p&gt;Je sais comment tu t'appelles, hé hé. Tu t'appelles &lt;?php echo htmlspecialchars($_POST['prenom']); ?&gt; !&lt;/p&gt;</text:p>
      <text:p text:style-name="Preformatted_20_Text"/>
      <text:p text:style-name="P2">Il faut penser à protéger toutes les informations qui seront envoyé par un visiteur dans le but d'être afficher sur notre site ( messages postés, pseudo, signatures,....).</text:p>
      <text:p text:style-name="P2"/>
      <text:p text:style-name="P2">La fonction strip_tags retirera les balises aulieu de les affich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AR BERKLEY" svg:font-family="'AR BERKLEY'"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H23M57S</meta:editing-duration>
    <meta:editing-cycles>3</meta:editing-cycles>
    <meta:generator>OpenOffice/4.1.1$Win32 OpenOffice.org_project/411m6$Build-9775</meta:generator>
    <dc:date>2017-09-12T15:22:42.45</dc:date>
    <meta:document-statistic meta:table-count="0" meta:image-count="0" meta:object-count="0" meta:page-count="2" meta:paragraph-count="43" meta:word-count="558" meta:character-count="3596"/>
    <meta:user-defined meta:name="Info 1"/>
    <meta:user-defined meta:name="Info 2"/>
    <meta:user-defined meta:name="Info 3"/>
    <meta:user-defined meta:name="Info 4"/>
  </office:meta>
</office:document-meta>
</file>